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2000000200000AB6000004116FDA9717.eps"/>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5298ca" draw:textarea-horizontal-align="justify" draw:textarea-vertical-align="middle" draw:auto-grow-height="false"/>
    </style:style>
    <style:style style:name="gr2" style:family="graphic" style:parent-style-name="standard">
      <style:graphic-properties draw:stroke="none" draw:fill="solid" draw:fill-color="#0067b1"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stroke-dash="Ultrafine_20_2_20_Dots_20_3_20_Dashes" svg:stroke-width="0.051cm" svg:stroke-color="#000000" draw:marker-start-width="0.381cm" draw:marker-end-width="0.381cm" draw:fill="solid" draw:fill-color="#99284c" draw:fill-gradient-name="Gradient_20_15" draw:fill-hatch-name="Black_20_0_20_Degrees" draw:fill-image-name="Empty" draw:textarea-horizontal-align="justify" draw:textarea-vertical-align="middle" draw:auto-grow-height="false" fo:padding-top="0.151cm" fo:padding-bottom="0.151cm" fo:padding-left="0.276cm" fo:padding-right="0.276cm" draw:shadow="hidden" draw:shadow-offset-x="0.051cm" draw:shadow-offset-y="0.051cm" draw:shadow-color="#c0c0c0"/>
    </style:style>
    <style:style style:name="gr5" style:family="graphic" style:parent-style-name="standard">
      <style:graphic-properties draw:stroke="none" draw:fill-color="#e6e6e6" draw:textarea-horizontal-align="justify" draw:textarea-vertical-align="middle" draw:auto-grow-height="false"/>
    </style:style>
    <style:style style:name="gr6" style:family="graphic" style:parent-style-name="standard">
      <style:graphic-properties draw:fill="solid" draw:fill-color="#e6e6e6" draw:textarea-horizontal-align="justify" draw:textarea-vertical-align="middle" draw:auto-grow-height="false" fo:min-height="0cm" fo:min-width="0cm" fo:wrap-option="no-wrap"/>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cm" fo:min-width="8.484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05cm" draw:marker-start-width="0.38cm" draw:marker-end-width="0.38cm" draw:fill="solid" draw:fill-color="#99284c"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fill="solid" draw:fill-color="#5298ca" draw:textarea-horizontal-align="justify" draw:textarea-vertical-align="middle" draw:auto-grow-height="false"/>
    </style:style>
    <style:style style:name="gr12" style:family="graphic" style:parent-style-name="standard">
      <style:graphic-properties draw:fill="solid" draw:fill-color="#5298ca" draw:textarea-horizontal-align="justify" draw:textarea-vertical-align="middle" draw:auto-grow-height="false" draw:shadow="hidden"/>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4.369cm"/>
    </style:style>
    <style:style style:name="gr14" style:family="graphic" style:parent-style-name="standard">
      <style:graphic-properties draw:stroke="none" svg:stroke-color="#000000" draw:fill="none" draw:fill-color="#5298ca" draw:textarea-horizontal-align="left" draw:auto-grow-height="true" draw:auto-grow-width="true" fo:min-height="0cm" fo:min-width="0cm"/>
    </style:style>
    <style:style style:name="gr1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color="#ffffff" fo:font-family="'Courier New'" style:font-family-generic="modern" style:font-pitch="fixed" fo:font-weight="bold" style:font-weight-asian="bold" style:font-weight-complex="bold"/>
    </style:style>
    <style:style style:name="P3" style:family="paragraph">
      <style:text-properties fo:color="#ffffff" fo:font-family="'Courier New'" style:font-family-generic="modern" style:font-pitch="fixed" fo:font-weight="bold" style:font-weight-asian="bold" style:font-weight-complex="bold"/>
    </style:style>
    <style:style style:name="P4" style:family="paragraph">
      <style:paragraph-properties fo:text-align="center"/>
      <style:text-properties fo:color="#ffffff" fo:font-size="24pt" fo:font-weight="bold" style:font-size-asian="24pt" style:font-weight-asian="bold" style:font-size-complex="24pt" style:font-weight-complex="bold"/>
    </style:style>
    <style:style style:name="P5" style:family="paragraph">
      <style:text-properties fo:font-family="'Arial Black'" style:font-style-name="Normal" style:font-pitch="variable" fo:font-size="24pt" fo:font-weight="normal" style:font-size-asian="18pt" style:font-size-complex="18pt"/>
    </style:style>
    <style:style style:name="P6" style:family="paragraph">
      <style:text-properties fo:font-size="14pt" style:font-size-asian="18pt" style:font-size-complex="18pt"/>
    </style:style>
    <style:style style:name="T1" style:family="text">
      <style:text-properties fo:color="#ffffff" fo:font-family="'Courier New'" style:font-family-generic="modern" style:font-pitch="fixed" fo:font-weight="bold" style:font-weight-asian="bold" style:font-weight-complex="bold"/>
    </style:style>
    <style:style style:name="T2" style:family="text">
      <style:text-properties fo:color="#ffffff" fo:font-size="24pt" fo:font-weight="bold" style:font-size-asian="24pt" style:font-weight-asian="bold" style:font-size-complex="24pt" style:font-weight-complex="bold"/>
    </style:style>
    <style:style style:name="T3" style:family="text">
      <style:text-properties fo:font-family="'Arial Black'" style:font-style-name="Normal" style:font-pitch="variable" fo:font-size="24pt" fo:font-weight="normal" style:font-size-asian="18pt" style:font-size-complex="18pt"/>
    </style:style>
    <style:style style:name="T4"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5cm" svg:height="1cm" svg:x="2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1cm" svg:height="14cm" svg:x="1cm" svg:y="1.5cm">
          <text:p/>
          <draw:enhanced-geometry svg:viewBox="0 0 21600 21600" draw:mirror-horizontal="false" draw:mirror-vertical="false" draw:type="rectangle" draw:enhanced-path="M 0 0 L 21600 0 21600 21600 0 21600 0 0 Z N"/>
        </draw:custom-shape>
        <draw:frame draw:style-name="gr3" draw:text-style-name="P3" draw:layer="layout" svg:width="2.788cm" svg:height="0.971cm" draw:transform="rotate (-1.57707951210297) translate (2cm 7.212cm)">
          <draw:text-box>
            <text:p><text:span text:style-name="T1">script</text:span></text:p>
          </draw:text-box>
        </draw:frame>
        <draw:custom-shape draw:style-name="gr4" draw:text-style-name="P4" draw:layer="layout" svg:width="13.995cm" svg:height="2.009cm" draw:transform="rotate (-1.56870193169339) translate (9.009cm 1.501cm)">
          <text:p text:style-name="P1"><text:span text:style-name="T2">GC3Pie 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cm" svg:height="14cm" svg:x="4cm" svg:y="1.5cm">
          <text:p/>
          <draw:enhanced-geometry svg:viewBox="0 0 21600 21600" draw:type="rectangle" draw:enhanced-path="M 0 0 L 21600 0 21600 21600 0 21600 0 0 Z N"/>
        </draw:custom-shape>
        <draw:g>
          <draw:custom-shape draw:style-name="gr6" draw:text-style-name="P1" draw:layer="layout" svg:width="9cm" svg:height="4.5cm" svg:x="13.161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9cm" svg:height="4.629cm" svg:x="12cm" svg:y="5.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5" draw:layer="layout" svg:width="6cm" svg:height="1.445cm" svg:x="15.194cm" svg:y="10.209cm">
            <draw:text-box>
              <text:p><text:span text:style-name="T3">SGE cluster</text:span></text:p>
            </draw:text-box>
          </draw:frame>
          <draw:frame draw:style-name="gr8" draw:text-style-name="P5" draw:layer="layout" svg:width="8cm" svg:height="1.445cm" svg:x="12.868cm" svg:y="6.241cm">
            <draw:text-box>
              <text:p><text:span text:style-name="T3">ARC-based Grid</text:span></text:p>
            </draw:text-box>
          </draw:frame>
          <draw:frame draw:style-name="gr9" draw:text-style-name="P1" draw:layer="layout" svg:width="5.391cm" svg:height="2.047cm" svg:x="13.667cm" svg:y="7.395cm">
            <draw:image xlink:href="Pictures/2000000200000AB6000004116FDA9717.eps" xlink:type="simple" xlink:show="embed" xlink:actuate="onLoad">
              <text:p/>
            </draw:image>
          </draw:frame>
        </draw:g>
        <draw:custom-shape draw:style-name="gr10" draw:text-style-name="P1" draw:layer="layout" svg:width="2cm" svg:height="12.5cm" svg:x="3.5cm" svg:y="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 draw:text-style-name="P1" draw:layer="layout" svg:width="2cm" svg:height="1cm" svg:x="2cm" svg:y="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cm" svg:height="1cm" svg:x="2cm" svg:y="13.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cm" svg:height="1cm" svg:x="5cm" svg:y="1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3cm" svg:height="0.997cm" draw:transform="skewX (-0.0350811179650794) rotate (0.479267412597552) translate (8.999cm 6.88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3cm" svg:height="1cm" svg:x="9.095cm" svg:y="8.2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6" draw:layer="layout" svg:width="2.369cm" svg:height="0.806cm" draw:transform="rotate (-0.446106156810853) translate (9.384cm 6.313cm)">
          <draw:text-box>
            <text:p><text:span text:style-name="T4">submit</text:span></text:p>
          </draw:text-box>
        </draw:frame>
        <draw:frame draw:style-name="gr3" draw:text-style-name="P6" draw:layer="layout" svg:width="2.157cm" svg:height="0.806cm" svg:x="9.595cm" svg:y="8.983cm">
          <draw:text-box>
            <text:p><text:span text:style-name="T4">monitor</text:span></text:p>
          </draw:text-box>
        </draw:frame>
        <draw:frame draw:style-name="gr14" draw:text-style-name="P6" draw:layer="layout" svg:width="2.712cm" svg:height="0.806cm" draw:transform="rotate (0.437379510549696) translate (9.814cm 11.558cm)">
          <draw:text-box>
            <text:p><text:span text:style-name="T4">get output</text:span></text:p>
          </draw:text-box>
        </draw:frame>
        <draw:custom-shape draw:style-name="gr11" draw:text-style-name="P1" draw:layer="layout" svg:width="3cm" svg:height="0.999cm" draw:transform="skewX (0.0350811179650795) rotate (0.479267412597552) translate (9cm 11.3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6" draw:layer="layout" svg:width="1.882cm" svg:height="0.806cm" svg:x="2cm" svg:y="2cm">
          <draw:text-box>
            <text:p><text:span text:style-name="T4">create</text:span></text:p>
          </draw:text-box>
        </draw:frame>
        <draw:frame draw:style-name="gr3" draw:text-style-name="P6" draw:layer="layout" svg:width="1.328cm" svg:height="0.806cm" svg:x="2cm" svg:y="5.5cm">
          <draw:text-box>
            <text:p><text:span text:style-name="T4">add</text:span></text:p>
          </draw:text-box>
        </draw:frame>
        <draw:frame draw:style-name="gr3" draw:text-style-name="P6" draw:layer="layout" svg:width="2.796cm" svg:height="0.806cm" svg:x="2cm" svg:y="14.5cm">
          <draw:text-box>
            <text:p><text:span text:style-name="T4">get results</text:span></text:p>
          </draw:text-box>
        </draw:frame>
        <draw:frame draw:style-name="gr15" draw:text-style-name="P6" draw:layer="layout" svg:width="3.347cm" svg:height="0.806cm" svg:x="5.5cm" svg:y="12.694cm">
          <draw:text-box>
            <text:p><text:span text:style-name="T4">post-proces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5" draw:display-name="Gradient 15" draw:style="linear" draw:start-color="#0047ff" draw:end-color="#99cc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iccardo Murri</meta:initial-creator>
    <meta:creation-date>2011-04-06T14:07:30</meta:creation-date>
    <dc:date>2011-04-06T18:28:50</dc:date>
    <dc:creator>Riccardo Murri</dc:creator>
    <meta:editing-duration>PT04H21M21S</meta:editing-duration>
    <meta:editing-cycles>4</meta:editing-cycles>
    <meta:generator>OpenOffice.org/3.2$Unix OpenOffice.org_project/320m19$Build-9505</meta:generator>
    <meta:document-statistic meta:object-count="25"/>
  </office:meta>
</office:document-meta>
</file>